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37c" officeooo:paragraph-rsid="001d037c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1d037c" officeooo:paragraph-rsid="001d037c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rsid="001d037c" officeooo:paragraph-rsid="001d037c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en" fo:country="US" officeooo:rsid="001d037c" officeooo:paragraph-rsid="001d037c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en" fo:country="US" officeooo:rsid="001da918" officeooo:paragraph-rsid="001da918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1d037c" officeooo:paragraph-rsid="001d037c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1da918" officeooo:paragraph-rsid="001da918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1dbdd2" officeooo:paragraph-rsid="001dbdd2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1e0e5a" officeooo:paragraph-rsid="001e0e5a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1ef949" officeooo:paragraph-rsid="001ef949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1ef949" officeooo:paragraph-rsid="001f2818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1f2818" officeooo:paragraph-rsid="001f2818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rsid="001da918" officeooo:paragraph-rsid="001da918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language="ru" fo:country="RU" officeooo:rsid="001da918" officeooo:paragraph-rsid="001d037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a918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da918"/>
    </style:style>
    <style:style style:name="T6" style:family="text">
      <style:text-properties officeooo:rsid="001e0e5a"/>
    </style:style>
    <style:style style:name="T7" style:family="text">
      <style:text-properties officeooo:rsid="001ef9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стория</text:p>
      <text:p text:style-name="P1">Лекция 2</text:p>
      <text:p text:style-name="P2">Доцивилизационный период</text:p>
      <text:p text:style-name="P3"/>
      <text:p text:style-name="P3">Палеолит — древний каменный век примерно 2 млн лет назад:</text:p>
      <text:p text:style-name="P3">1) нижний</text:p>
      <text:p text:style-name="P3">2) средний</text:p>
      <text:p text:style-name="P3">3) верхний</text:p>
      <text:p text:style-name="P3">эти этапы так же делятся на этапы в основном по месту где происходило</text:p>
      <text:p text:style-name="P13">Мезолит</text:p>
      <text:p text:style-name="P13">Неолит</text:p>
      <text:p text:style-name="P3"/>
      <text:p text:style-name="P3">в африке в районе экватора предположительно из-за вспышек на солнце</text:p>
      <text:p text:style-name="P3">потерянное звено - &gt; обезьяна и человек</text:p>
      <text:p text:style-name="P4">homohabibis <text:span text:style-name="T1">человек умелый(австралопитек) 1924 в африке обнаружили. Еще был очень волосатый</text:span></text:p>
      <text:p text:style-name="P6">были промежуточные <text:span text:style-name="T5">звенья</text:span></text:p>
      <text:p text:style-name="P4">homoerectus <text:span text:style-name="T1">человек прямоходящий:</text:span></text:p>
      <text:p text:style-name="P6">синатропы</text:p>
      <text:p text:style-name="P6">питекантропы</text:p>
      <text:p text:style-name="P6">900 -1200 см<text:span text:style-name="T3">3 <text:s/></text:span><text:span text:style-name="T4">(объем мозга)</text:span></text:p>
      <text:p text:style-name="P6">1930 под пекином нашли питекантроп</text:p>
      <text:p text:style-name="P6">1991 о. Ява синантроп</text:p>
      <text:p text:style-name="P6"/>
      <text:p text:style-name="P6">90 тыс лет назад<text:span text:style-name="T5">(средний)</text:span> — неандерталец(от долины неандерталь в германии)</text:p>
      <text:p text:style-name="P6">в 19 веке</text:p>
      <text:p text:style-name="P6">1400 -1600 см<text:span text:style-name="T3">3</text:span></text:p>
      <text:p text:style-name="P6"/>
      <text:p text:style-name="P4">homosapiens – <text:span text:style-name="T2">человек разумный (</text:span><text:span text:style-name="T1">кроманьонцы</text:span><text:span text:style-name="T2">)</text:span><text:span text:style-name="T1"> </text:span><text:span text:style-name="T2">возник уже в верхенем палеолите(30 тыс лет назад)</text:span></text:p>
      <text:p text:style-name="P14"/>
      <text:p text:style-name="P5"><text:span text:style-name="T2">р</text:span><text:span text:style-name="T1">анняя первобытная община — от стаи к племени. идет распределение ролей</text:span></text:p>
      <text:p text:style-name="P7">племена</text:p>
      <text:p text:style-name="P7">союзы племен</text:p>
      <text:p text:style-name="P7">первые цивилизации</text:p>
      <text:p text:style-name="P7"/>
      <text:p text:style-name="P7">Во время неолита человек осваивает земледелие и становится оседлым. Это называется неолитическая революц<text:span text:style-name="T6">и</text:span>я</text:p>
      <text:p text:style-name="P7"/>
      <text:p text:style-name="P8">стоянки строились вокруг огня, его оберегали, сохраняли. Благодаря огню можно было создать глиняную посуду. Глиняная посуда решало вопрос с хранением еды и воды, следовательно решало проблему антисанитарии.</text:p>
      <text:p text:style-name="P8">В ходе неолитической революции благодаря орудиям труда было открыто земледелие. С появлением земледелия и орудий труда жизнь людей стала намного лучше (земледелие в сотни раз эффективнее охоты и собирательства)</text:p>
      <text:p text:style-name="P8">Земледелие причина возникновения цивилизаций</text:p>
      <text:p text:style-name="P8"/>
      <text:p text:style-name="P8">Условия возникновения первых цивилизаций:</text:p>
      <text:p text:style-name="P8">1) природный фактор</text:p>
      <text:p text:style-name="P8">2) смешение племен и культур на компактной территории</text:p>
      <text:p text:style-name="P8">3) диффузия культур <text:span text:style-name="T6">(адаптация под различные обстоятельства)</text:span></text:p>
      <text:p text:style-name="P8">4) <text:span text:style-name="T6">объединяющая религия</text:span></text:p>
      <text:p text:style-name="P9"><text:soft-page-break/>Древний Египет</text:p>
      <text:p text:style-name="P9">Одна из древнейших цивилизаций. В устье и вдоль реки Нил в Африке. Нил — крупная река, часто разливался, удобная почва для земледелия.</text:p>
      <text:p text:style-name="P9">Строгая социальная и религиозная система. Прекрасная математика. Язык характеризуется абстрактными понятиями, с языком научились работать недавно. В 1799 нашли Розеттский камень: Сильвестр де-Саси, Томас Юнг, Марсель Окербланд. Абсолютную революцию совершил Жан-Франсуа Шампольон он смог выстроить семантическое значение каждого иероглифа. Древнеегипетский язык умер к времени расшифровки, следовательно мы не знаем какие звуки были у каждого иероглифа, значит можем переводить, но не можем читать. Строительство(пирамиды), медицина(бальзамирование, мумификация) они знали что у человека есть мозг, знали анатомию, химические элементы. <text:span text:style-name="T7">Египтяне освоили все базовые краски.</text:span></text:p>
      <text:p text:style-name="P9"/>
      <text:p text:style-name="P10">Между реками Тигр и Ефрат там возникла Древневавилонская цивилизация</text:p>
      <text:p text:style-name="P10">Меньше обожествления правителя, больше развития законов социальных институтов. Математика(наследие 360 градусов в окружности, 60 минут)</text:p>
      <text:p text:style-name="P10"/>
      <text:p text:style-name="P10">Долина реки Инд — Древнеиндийская цивилизация</text:p>
      <text:p text:style-name="P10">Десятеричная позиционная система счисления(были проблемы с графическим изображением)</text:p>
      <text:p text:style-name="P10"/>
      <text:p text:style-name="P10">Древнекитайская цивилизация — в долине реки Хуанхэ</text:p>
      <text:p text:style-name="P10">Письменность и иное религиозное видение мира.</text:p>
      <text:p text:style-name="P10"/>
      <text:p text:style-name="P10">Главная цель существования древних цивилизаций — еда, ее распределение, добыча и т. д.</text:p>
      <text:p text:style-name="P10"/>
      <text:p text:style-name="P10">Античность</text:p>
      <text:p text:style-name="P10"/>
      <text:p text:style-name="P11">Древняя Греция </text:p>
      <text:p text:style-name="P11">остров Крит</text:p>
      <text:p text:style-name="P10">Цивилизация дворцов (то есть все племя жило не в разных домах а в одном большом)</text:p>
      <text:p text:style-name="P10">Племена Ахейцев приходят на полуостров. Они основывают поселения — Афины, Фины и т. д.</text:p>
      <text:p text:style-name="P12">Крито-микенская цивилизация — объединение критчан и микенцев</text:p>
      <text:p text:style-name="P12">Приходят племена Дорийцев с севера и ахейцы решили с ними объединиться</text:p>
      <text:p text:style-name="P12">Деление на свободных и несвободных(рабов). Все свободные равны перед законом. Это привело к критическому мышлению и логике.</text:p>
      <text:p text:style-name="P12">Наука в Древней Греции делится на 3 этапа:</text:p>
      <text:p text:style-name="P12">1) единая наука о природе(философия) апогеем стала научно-философская система Аристотеля</text:p>
      <text:p text:style-name="P12">2) эллинистические науки(после походов Александра Македонского) эллинизм — период. Греческий стал языком науки. Золотой век античной науки. Науки раздробляются. Евклидова геометрия</text:p>
      <text:p text:style-name="P12">3) попытка создания новой единой науки о природе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5:23:45.266000000</meta:creation-date>
    <dc:date>2022-10-15T00:18:39.225000000</dc:date>
    <meta:editing-duration>PT13M36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59" meta:word-count="503" meta:character-count="3773" meta:non-whitespace-character-count="3316"/>
  </office:meta>
</office:document-meta>
</file>